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028" officeooo:paragraph-rsid="001cd028"/>
    </style:style>
    <style:style style:name="P2" style:family="paragraph" style:parent-style-name="Standard">
      <style:text-properties fo:font-size="18pt" officeooo:rsid="001cd028" officeooo:paragraph-rsid="001cd028" style:font-size-asian="15.75pt" style:font-size-complex="18pt"/>
    </style:style>
    <style:style style:name="P3" style:family="paragraph" style:parent-style-name="Standard">
      <style:text-properties fo:font-weight="bold" officeooo:rsid="001cd028" officeooo:paragraph-rsid="001cd02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rsid="001cd028" officeooo:paragraph-rsid="001cd028" style:font-size-asian="12.25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a : Andre Setiawan</text:p>
      <text:p text:style-name="P4">NRP : 5113100013</text:p>
      <text:p text:style-name="P4"/>
      <text:p text:style-name="P2">AB Benchmark</text:p>
      <text:p text:style-name="P1"/>
      <text:p text:style-name="P3">c=100</text:p>
      <text:p text:style-name="P1">root@this-pc:/home/dhz# ab -n 5000 -c 100 http://localhost:8080/</text:p>
      <text:p text:style-name="P1">This is ApacheBench, Version 2.3 &lt;$Revision: 1528965 $&gt;</text:p>
      <text:p text:style-name="P1">Copyright 1996 Adam Twiss, Zeus Technology Ltd, http://www.zeustech.net/</text:p>
      <text:p text:style-name="P1">Licensed to The Apache Software Foundation, http://www.apache.org/</text:p>
      <text:p text:style-name="P1"></text:p>
      <text:p text:style-name="P1">Benchmarking localhost (be patient)</text:p>
      <text:p text:style-name="P1">Completed 500 requests</text:p>
      <text:p text:style-name="P1">Completed 1000 requests</text:p>
      <text:p text:style-name="P1">Completed 1500 requests</text:p>
      <text:p text:style-name="P1">Completed 2000 requests</text:p>
      <text:p text:style-name="P1">Completed 2500 requests</text:p>
      <text:p text:style-name="P1">Completed 3000 requests</text:p>
      <text:p text:style-name="P1">Completed 3500 requests</text:p>
      <text:p text:style-name="P1">Completed 4000 requests</text:p>
      <text:p text:style-name="P1">Completed 4500 requests</text:p>
      <text:p text:style-name="P1">Completed 5000 requests</text:p>
      <text:p text:style-name="P1">Finished 5000 requests</text:p>
      <text:p text:style-name="P1"></text:p>
      <text:p text:style-name="P1"></text:p>
      <text:p text:style-name="P1">Server Software: <text:s text:c="7"/></text:p>
      <text:p text:style-name="P1">Server Hostname: <text:s text:c="7"/>localhost</text:p>
      <text:p text:style-name="P1">Server Port: <text:s text:c="11"/>8080</text:p>
      <text:p text:style-name="P1"></text:p>
      <text:p text:style-name="P1">Document Path: <text:s text:c="9"/>/</text:p>
      <text:p text:style-name="P1">Document Length: <text:s text:c="7"/>6 bytes</text:p>
      <text:p text:style-name="P1"></text:p>
      <text:p text:style-name="P1">Concurrency Level: <text:s text:c="5"/>100</text:p>
      <text:p text:style-name="P1">Time taken for tests: <text:s text:c="2"/>1.408 seconds</text:p>
      <text:p text:style-name="P1">Complete requests: <text:s text:c="5"/>5000</text:p>
      <text:p text:style-name="P1">Failed requests: <text:s text:c="7"/>0</text:p>
      <text:p text:style-name="P1">Total transferred: <text:s text:c="5"/>125000 bytes</text:p>
      <text:p text:style-name="P1">HTML transferred: <text:s text:c="6"/>30000 bytes</text:p>
      <text:p text:style-name="P1">Requests per second: <text:s text:c="3"/>3551.25 [#/sec] (mean)</text:p>
      <text:p text:style-name="P1">Time per request: <text:s text:c="6"/>28.159 [ms] (mean)</text:p>
      <text:p text:style-name="P1">Time per request: <text:s text:c="6"/>0.282 [ms] (mean, across all concurrent requests)</text:p>
      <text:p text:style-name="P1">Transfer rate: <text:s text:c="9"/>86.70 [Kbytes/sec] received</text:p>
      <text:p text:style-name="P1"></text:p>
      <text:p text:style-name="P1">Connection Times (ms)</text:p>
      <text:p text:style-name="P1"><text:s text:c="14"/>min <text:s/>mean[+/-sd] median <text:s text:c="2"/>max</text:p>
      <text:p text:style-name="P1">Connect: <text:s text:c="7"/>0 <text:s text:c="3"/>3 <text:s/>50.9 <text:s text:c="5"/>0 <text:s text:c="3"/>1000</text:p>
      <text:p text:style-name="P1">Processing: <text:s text:c="4"/>0 <text:s text:c="3"/>4 <text:s/>17.7 <text:s text:c="5"/>3 <text:s text:c="4"/>410</text:p>
      <text:p text:style-name="P1">Waiting: <text:s text:c="7"/>0 <text:s text:c="3"/>4 <text:s/>17.7 <text:s text:c="5"/>3 <text:s text:c="4"/>410</text:p>
      <text:p text:style-name="P1">Total: <text:s text:c="9"/>1 <text:s text:c="3"/>7 <text:s/>64.7 <text:s text:c="5"/>3 <text:s text:c="3"/>1407</text:p>
      <text:p text:style-name="P1"></text:p>
      <text:p text:style-name="P1">Percentage of the requests served within a certain time (ms)</text:p>
      <text:p text:style-name="P1"><text:soft-page-break/><text:s text:c="2"/>50% <text:s text:c="5"/>3</text:p>
      <text:p text:style-name="P1"><text:s text:c="2"/>66% <text:s text:c="5"/>3</text:p>
      <text:p text:style-name="P1"><text:s text:c="2"/>75% <text:s text:c="5"/>3</text:p>
      <text:p text:style-name="P1"><text:s text:c="2"/>80% <text:s text:c="5"/>3</text:p>
      <text:p text:style-name="P1"><text:s text:c="2"/>90% <text:s text:c="5"/>4</text:p>
      <text:p text:style-name="P1"><text:s text:c="2"/>95% <text:s text:c="5"/>5</text:p>
      <text:p text:style-name="P1"><text:s text:c="2"/>98% <text:s text:c="5"/>6</text:p>
      <text:p text:style-name="P1"><text:s text:c="2"/>99% <text:s text:c="5"/>7</text:p>
      <text:p text:style-name="P1"><text:s/>100% <text:s text:c="2"/>1407 (longest request)</text:p>
      <text:p text:style-name="P1"/>
      <text:p text:style-name="P3">c=500</text:p>
      <text:p text:style-name="P1">root@this-pc:/home/dhz# ab -n 5000 -c 500 http://localhost:8080/</text:p>
      <text:p text:style-name="P1">This is ApacheBench, Version 2.3 &lt;$Revision: 1528965 $&gt;</text:p>
      <text:p text:style-name="P1">Copyright 1996 Adam Twiss, Zeus Technology Ltd, http://www.zeustech.net/</text:p>
      <text:p text:style-name="P1">Licensed to The Apache Software Foundation, http://www.apache.org/</text:p>
      <text:p text:style-name="P1"></text:p>
      <text:p text:style-name="P1">Benchmarking localhost (be patient)</text:p>
      <text:p text:style-name="P1">Completed 500 requests</text:p>
      <text:p text:style-name="P1">Completed 1000 requests</text:p>
      <text:p text:style-name="P1">Completed 1500 requests</text:p>
      <text:p text:style-name="P1">Completed 2000 requests</text:p>
      <text:p text:style-name="P1">Completed 2500 requests</text:p>
      <text:p text:style-name="P1">Completed 3000 requests</text:p>
      <text:p text:style-name="P1">Completed 3500 requests</text:p>
      <text:p text:style-name="P1">Completed 4000 requests</text:p>
      <text:p text:style-name="P1">Completed 4500 requests</text:p>
      <text:p text:style-name="P1">apr_socket_recv: Connection reset by peer (104)</text:p>
      <text:p text:style-name="P1">Total of 4832 requests completed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1:42:07.786118677</meta:creation-date>
    <dc:date>2015-12-01T11:46:11.287353201</dc:date>
    <meta:editing-duration>P0D</meta:editing-duration>
    <meta:editing-cycles>1</meta:editing-cycles>
    <meta:document-statistic meta:table-count="0" meta:image-count="0" meta:object-count="0" meta:page-count="2" meta:paragraph-count="76" meta:word-count="276" meta:character-count="2213" meta:non-whitespace-character-count="1685"/>
    <meta:generator>LibreOffice/4.2.8.2$Linux_X86_64 LibreOffice_project/420m0$Build-2</meta:generator>
  </office:meta>
</office:document-meta>
</file>